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807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fo:border-bottom="none" fo:border-left="0.74pt groove #000000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2">
      <style:table-cell-properties fo:border-bottom="none" fo:border-left="none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">
      <style:text-properties fo:color="#00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7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4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4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74pt groove #000000" fo:border-left="0.74pt groove #000000" fo:border-right="none" fo:border-top="none"/>
      <style:text-properties fo:font-size="12pt" style:font-size-asian="12pt" style:font-size-complex="12pt"/>
    </style:style>
    <style:style style:name="ce17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4"/>
          <table:table-cell table:style-name="ce10" office:value-type="string" calcext:value-type="string" table:number-columns-spanned="2" table:number-rows-spanned="1">
            <text:p>Type</text:p>
          </table:table-cell>
          <table:covered-table-cell table:style-name="ce10"/>
          <table:table-cell table:style-name="ce35"/>
          <table:table-cell table:style-name="ce18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4"/>
          <table:table-cell table:style-name="ce102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0" table:number-columns-spanned="2" table:number-rows-spanned="1"/>
          <table:covered-table-cell table:style-name="ce10"/>
          <table:table-cell table:style-name="ce34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34" table:number-columns-repeated="2"/>
          <table:table-cell table:style-name="ce120"/>
          <table:table-cell table:style-name="ce48"/>
          <table:table-cell table:style-name="ce35"/>
          <table:table-cell table:style-name="ce34" table:number-columns-repeated="3"/>
          <table:table-cell table:style-name="ce168"/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Fullpate</text:p>
          </table:table-cell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10" office:value-type="string" calcext:value-type="string" table:number-columns-spanned="2" table:number-rows-spanned="1">
            <text:p>F1</text:p>
          </table:table-cell>
          <table:covered-table-cell table:style-name="ce10"/>
          <table:table-cell table:style-name="ce35"/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102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0" table:number-columns-spanned="2" table:number-rows-spanned="1"/>
          <table:covered-table-cell table:style-name="ce10"/>
          <table:table-cell table:style-name="ce34"/>
          <table:table-cell table:style-name="ce44" table:formula="of:=IF([.A2]&lt;&gt;&quot;&quot;; [.A2]; &quot;&quot;)" office:value-type="string" office:string-value="Fullpate" calcext:value-type="string">
            <text:p>Fullpat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102"/>
          <table:table-cell table:style-name="ce102" office:value-type="string" calcext:value-type="string">
            <text:p>Type</text:p>
          </table:table-cell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169" office:value-type="string" calcext:value-type="string">
            <text:p>Type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4"/>
          <table:table-cell table:style-name="ce44" table:formula="of:=IF([.A3]&lt;&gt;&quot;&quot;; [.A3]; &quot;&quot;)">
            <text:p/>
          </table:table-cell>
          <table:table-cell table:style-name="ce10" office:value-type="string" calcext:value-type="string">
            <text:p>F1</text:p>
          </table:table-cell>
          <table:table-cell table:style-name="ce102" office:value-type="string" calcext:value-type="string">
            <text:p>P</text:p>
          </table:table-cell>
          <table:table-cell table:style-name="ce102" office:value-type="string" calcext:value-type="string">
            <text:p>R</text:p>
          </table:table-cell>
          <table:table-cell table:style-name="ce102" office:value-type="string" calcext:value-type="string">
            <text:p>F1</text:p>
          </table:table-cell>
          <table:table-cell table:style-name="ce35"/>
          <table:table-cell table:style-name="ce102" office:value-type="string" calcext:value-type="string">
            <text:p>F1</text:p>
          </table:table-cell>
          <table:table-cell table:style-name="ce102" office:value-type="string" calcext:value-type="string">
            <text:p>P</text:p>
          </table:table-cell>
          <table:table-cell table:style-name="ce102" office:value-type="string" calcext:value-type="string">
            <text:p>R</text:p>
          </table:table-cell>
          <table:table-cell table:style-name="ce169" office:value-type="string" calcext:value-type="string">
            <text:p>F1</text:p>
          </table:table-cell>
          <table:table-cell table:style-name="ce10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20" table:number-columns-repeated="2"/>
          <table:table-cell table:style-name="ce62"/>
          <table:table-cell table:style-name="ce20"/>
          <table:table-cell table:style-name="ce62"/>
          <table:table-cell table:style-name="ce79"/>
          <table:table-cell table:style-name="ce20"/>
          <table:table-cell table:style-name="ce79" table:number-columns-repeated="2"/>
          <table:table-cell table:style-name="ce20"/>
          <table:table-cell table:style-name="ce79"/>
          <table:table-cell table:style-name="ce20" table:number-columns-repeated="2"/>
          <table:table-cell table:style-name="ce62"/>
          <table:table-cell table:style-name="ce79"/>
          <table:table-cell table:style-name="ce62"/>
          <table:table-cell table:style-name="ce79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4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70"/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3"/>
          <table:table-cell table:style-name="ce56"/>
          <table:table-cell table:style-name="ce23"/>
          <table:table-cell table:style-name="ce56"/>
          <table:table-cell table:style-name="ce23"/>
          <table:table-cell table:style-name="ce74"/>
          <table:table-cell table:style-name="ce23"/>
          <table:table-cell table:style-name="ce74" table:number-columns-repeated="2"/>
          <table:table-cell table:style-name="ce56"/>
          <table:table-cell table:style-name="ce74"/>
          <table:table-cell table:style-name="ce56"/>
          <table:table-cell table:style-name="ce74"/>
          <table:table-cell table:style-name="ce23"/>
          <table:table-cell table:style-name="ce74"/>
          <table:table-cell table:style-name="ce23"/>
          <table:table-cell table:style-name="ce74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71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-base</text:p>
          </table:table-cell>
          <table:table-cell table:style-name="ce53" office:value-type="float" office:value="94.606337018347" calcext:value-type="float">
            <text:p>94.61</text:p>
          </table:table-cell>
          <table:table-cell table:style-name="ce91" office:value-type="float" office:value="1.9223787008429" calcext:value-type="float">
            <text:p>1.92</text:p>
          </table:table-cell>
          <table:table-cell table:style-name="ce42" office:value-type="float" office:value="94.3794161932151" calcext:value-type="float">
            <text:p>94.38</text:p>
          </table:table-cell>
          <table:table-cell table:style-name="ce68" office:value-type="float" office:value="2.06226250152738" calcext:value-type="float">
            <text:p>2.06</text:p>
          </table:table-cell>
          <table:table-cell table:style-name="ce53" office:value-type="float" office:value="94.8425003010294" calcext:value-type="float">
            <text:p>94.84</text:p>
          </table:table-cell>
          <table:table-cell table:style-name="ce91" office:value-type="float" office:value="1.98182402634369" calcext:value-type="float">
            <text:p>1.98</text:p>
          </table:table-cell>
          <table:table-cell table:style-name="ce42" office:value-type="float" office:value="93.9105122250104" calcext:value-type="float">
            <text:p>93.91</text:p>
          </table:table-cell>
          <table:table-cell table:style-name="ce42" office:value-type="float" office:value="2.05358263424556" calcext:value-type="float">
            <text:p>2.05</text:p>
          </table:table-cell>
          <table:table-cell table:style-name="ce97"/>
          <table:table-cell table:style-name="ce68" office:value-type="float" office:value="98.7388120857018" calcext:value-type="float">
            <text:p>98.74</text:p>
          </table:table-cell>
          <table:table-cell table:style-name="ce42" office:value-type="float" office:value="0.393930774763622" calcext:value-type="float">
            <text:p>0.39</text:p>
          </table:table-cell>
          <table:table-cell table:style-name="ce53" office:value-type="float" office:value="98.5007351641555" calcext:value-type="float">
            <text:p>98.50</text:p>
          </table:table-cell>
          <table:table-cell table:style-name="ce91" office:value-type="float" office:value="0.731067432200189" calcext:value-type="float">
            <text:p>0.73</text:p>
          </table:table-cell>
          <table:table-cell table:style-name="ce68" office:value-type="float" office:value="98.9864552693364" calcext:value-type="float">
            <text:p>98.99</text:p>
          </table:table-cell>
          <table:table-cell table:style-name="ce42" office:value-type="float" office:value="0.775972316228143" calcext:value-type="float">
            <text:p>0.78</text:p>
          </table:table-cell>
          <table:table-cell table:style-name="ce53" office:value-type="float" office:value="97.1427042642" calcext:value-type="float">
            <text:p>97.14</text:p>
          </table:table-cell>
          <table:table-cell table:style-name="ce91" office:value-type="float" office:value="1.13269482080445" calcext:value-type="float">
            <text:p>1.13</text:p>
          </table:table-cell>
          <table:table-cell table:style-name="ce115"/>
          <table:table-cell table:style-name="ce117"/>
          <table:table-cell table:style-name="ce34"/>
          <table:table-cell table:style-name="ce133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37" table:formula="of:=IF([.B6]&lt;&gt;&quot;n/a&quot;; IF([.B6]&lt;&gt;&quot;&quot;; TEXT([.B6]; &quot;0.00&quot;);  &quot;&quot;); &quot;n/a&quot;)" office:value-type="string" office:string-value="94.61" calcext:value-type="string">
            <text:p>94.61</text:p>
          </table:table-cell>
          <table:table-cell table:style-name="ce130" table:formula="of:=IF([.D6]&lt;&gt;&quot;n/a&quot;; IF([.D6]&lt;&gt;&quot;&quot;; TEXT([.D6]; &quot;0.00&quot;);  &quot;&quot;); &quot;n/a&quot;)" office:value-type="string" office:string-value="94.38" calcext:value-type="string">
            <text:p>94.38</text:p>
          </table:table-cell>
          <table:table-cell table:style-name="ce137" table:formula="of:=IF([.F6]&lt;&gt;&quot;n/a&quot;; IF([.F6]&lt;&gt;&quot;&quot;; TEXT([.F6]; &quot;0.00&quot;);  &quot;&quot;); &quot;n/a&quot;)" office:value-type="string" office:string-value="94.84" calcext:value-type="string">
            <text:p>94.84</text:p>
          </table:table-cell>
          <table:table-cell table:style-name="ce130" table:formula="of:=IF([.H6]&lt;&gt;&quot;n/a&quot;; IF([.H6]&lt;&gt;&quot;&quot;; TEXT([.H6]; &quot;0.00&quot;);  &quot;&quot;); &quot;n/a&quot;)" office:value-type="string" office:string-value="93.91" calcext:value-type="string">
            <text:p>93.91</text:p>
          </table:table-cell>
          <table:table-cell table:style-name="ce180"/>
          <table:table-cell table:style-name="ce130" table:formula="of:=IF([.K6]&lt;&gt;&quot;n/a&quot;; IF([.K6]&lt;&gt;&quot;&quot;; TEXT([.K6]; &quot;0.00&quot;);  &quot;&quot;); &quot;n/a&quot;)" office:value-type="string" office:string-value="98.74" calcext:value-type="string">
            <text:p>98.74</text:p>
          </table:table-cell>
          <table:table-cell table:style-name="ce137" table:formula="of:=IF([.M6]&lt;&gt;&quot;n/a&quot;; IF([.M6]&lt;&gt;&quot;&quot;; TEXT([.M6]; &quot;0.00&quot;);  &quot;&quot;); &quot;n/a&quot;)" office:value-type="string" office:string-value="98.50" calcext:value-type="string">
            <text:p>98.50</text:p>
          </table:table-cell>
          <table:table-cell table:style-name="ce130" table:formula="of:=IF([.O6]&lt;&gt;&quot;n/a&quot;; IF([.O6]&lt;&gt;&quot;&quot;; TEXT([.O6]; &quot;0.00&quot;);  &quot;&quot;); &quot;n/a&quot;)" office:value-type="string" office:string-value="98.99" calcext:value-type="string">
            <text:p>98.99</text:p>
          </table:table-cell>
          <table:table-cell table:style-name="ce137" table:formula="of:=IF([.Q6]&lt;&gt;&quot;n/a&quot;; IF([.Q6]&lt;&gt;&quot;&quot;; TEXT([.Q6]; &quot;0.00&quot;);  &quot;&quot;); &quot;n/a&quot;)" office:value-type="string" office:string-value="97.14" calcext:value-type="string">
            <text:p>97.14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-large</text:p>
          </table:table-cell>
          <table:table-cell table:style-name="ce32" office:value-type="float" office:value="92.0531901469336" calcext:value-type="float">
            <text:p>92.05</text:p>
          </table:table-cell>
          <table:table-cell table:style-name="ce75" office:value-type="float" office:value="1.03321732136604" calcext:value-type="float">
            <text:p>1.03</text:p>
          </table:table-cell>
          <table:table-cell table:style-name="ce73" office:value-type="float" office:value="91.4638764242139" calcext:value-type="float">
            <text:p>91.46</text:p>
          </table:table-cell>
          <table:table-cell table:style-name="ce61" office:value-type="float" office:value="0.83996039482614" calcext:value-type="float">
            <text:p>0.84</text:p>
          </table:table-cell>
          <table:table-cell table:style-name="ce32" office:value-type="float" office:value="92.6761708989552" calcext:value-type="float">
            <text:p>92.68</text:p>
          </table:table-cell>
          <table:table-cell table:style-name="ce75" office:value-type="float" office:value="1.93347855713598" calcext:value-type="float">
            <text:p>1.93</text:p>
          </table:table-cell>
          <table:table-cell table:style-name="ce73" office:value-type="float" office:value="89.4200255973288" calcext:value-type="float">
            <text:p>89.42</text:p>
          </table:table-cell>
          <table:table-cell table:style-name="ce73" office:value-type="float" office:value="1.30493616260802" calcext:value-type="float">
            <text:p>1.30</text:p>
          </table:table-cell>
          <table:table-cell table:style-name="ce99"/>
          <table:table-cell table:style-name="ce61" office:value-type="float" office:value="96.8737663300513" calcext:value-type="float">
            <text:p>96.87</text:p>
          </table:table-cell>
          <table:table-cell table:style-name="ce73" office:value-type="float" office:value="0.594369887842553" calcext:value-type="float">
            <text:p>0.59</text:p>
          </table:table-cell>
          <table:table-cell table:style-name="ce32" office:value-type="float" office:value="96.259297301123" calcext:value-type="float">
            <text:p>96.26</text:p>
          </table:table-cell>
          <table:table-cell table:style-name="ce75" office:value-type="float" office:value="1.03224984299179" calcext:value-type="float">
            <text:p>1.03</text:p>
          </table:table-cell>
          <table:table-cell table:style-name="ce73" office:value-type="float" office:value="97.5237922258931" calcext:value-type="float">
            <text:p>97.52</text:p>
          </table:table-cell>
          <table:table-cell table:style-name="ce73" office:value-type="float" office:value="1.50314749035792" calcext:value-type="float">
            <text:p>1.50</text:p>
          </table:table-cell>
          <table:table-cell table:style-name="ce32" office:value-type="float" office:value="93.6970428534031" calcext:value-type="float">
            <text:p>93.70</text:p>
          </table:table-cell>
          <table:table-cell table:style-name="ce75" office:value-type="float" office:value="1.36112265082586" calcext:value-type="float">
            <text:p>1.36</text:p>
          </table:table-cell>
          <table:table-cell table:style-name="ce115" table:number-columns-repeated="2"/>
          <table:table-cell table:style-name="ce34"/>
          <table:table-cell table:style-name="ce46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37" table:formula="of:=IF([.B7]&lt;&gt;&quot;n/a&quot;; IF([.B7]&lt;&gt;&quot;&quot;; TEXT([.B7]; &quot;0.00&quot;);  &quot;&quot;); &quot;n/a&quot;)" office:value-type="string" office:string-value="92.05" calcext:value-type="string">
            <text:p>92.05</text:p>
          </table:table-cell>
          <table:table-cell table:style-name="ce130" table:formula="of:=IF([.D7]&lt;&gt;&quot;n/a&quot;; IF([.D7]&lt;&gt;&quot;&quot;; TEXT([.D7]; &quot;0.00&quot;);  &quot;&quot;); &quot;n/a&quot;)" office:value-type="string" office:string-value="91.46" calcext:value-type="string">
            <text:p>91.46</text:p>
          </table:table-cell>
          <table:table-cell table:style-name="ce137" table:formula="of:=IF([.F7]&lt;&gt;&quot;n/a&quot;; IF([.F7]&lt;&gt;&quot;&quot;; TEXT([.F7]; &quot;0.00&quot;);  &quot;&quot;); &quot;n/a&quot;)" office:value-type="string" office:string-value="92.68" calcext:value-type="string">
            <text:p>92.68</text:p>
          </table:table-cell>
          <table:table-cell table:style-name="ce130" table:formula="of:=IF([.H7]&lt;&gt;&quot;n/a&quot;; IF([.H7]&lt;&gt;&quot;&quot;; TEXT([.H7]; &quot;0.00&quot;);  &quot;&quot;); &quot;n/a&quot;)" office:value-type="string" office:string-value="89.42" calcext:value-type="string">
            <text:p>89.42</text:p>
          </table:table-cell>
          <table:table-cell table:style-name="ce180"/>
          <table:table-cell table:style-name="ce130" table:formula="of:=IF([.K7]&lt;&gt;&quot;n/a&quot;; IF([.K7]&lt;&gt;&quot;&quot;; TEXT([.K7]; &quot;0.00&quot;);  &quot;&quot;); &quot;n/a&quot;)" office:value-type="string" office:string-value="96.87" calcext:value-type="string">
            <text:p>96.87</text:p>
          </table:table-cell>
          <table:table-cell table:style-name="ce137" table:formula="of:=IF([.M7]&lt;&gt;&quot;n/a&quot;; IF([.M7]&lt;&gt;&quot;&quot;; TEXT([.M7]; &quot;0.00&quot;);  &quot;&quot;); &quot;n/a&quot;)" office:value-type="string" office:string-value="96.26" calcext:value-type="string">
            <text:p>96.26</text:p>
          </table:table-cell>
          <table:table-cell table:style-name="ce130" table:formula="of:=IF([.O7]&lt;&gt;&quot;n/a&quot;; IF([.O7]&lt;&gt;&quot;&quot;; TEXT([.O7]; &quot;0.00&quot;);  &quot;&quot;); &quot;n/a&quot;)" office:value-type="string" office:string-value="97.52" calcext:value-type="string">
            <text:p>97.52</text:p>
          </table:table-cell>
          <table:table-cell table:style-name="ce137" table:formula="of:=IF([.Q7]&lt;&gt;&quot;n/a&quot;; IF([.Q7]&lt;&gt;&quot;&quot;; TEXT([.Q7]; &quot;0.00&quot;);  &quot;&quot;); &quot;n/a&quot;)" office:value-type="string" office:string-value="93.70" calcext:value-type="string">
            <text:p>93.70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</text:p>
          </table:table-cell>
          <table:table-cell table:style-name="ce32" office:value-type="float" office:value="95.3064528298852" calcext:value-type="float">
            <text:p>95.31</text:p>
          </table:table-cell>
          <table:table-cell table:style-name="ce75" office:value-type="float" office:value="1.63975695160492" calcext:value-type="float">
            <text:p>1.64</text:p>
          </table:table-cell>
          <table:table-cell table:style-name="ce73" office:value-type="float" office:value="94.9846633684436" calcext:value-type="float">
            <text:p>94.98</text:p>
          </table:table-cell>
          <table:table-cell table:style-name="ce61" office:value-type="float" office:value="1.83507805290862" calcext:value-type="float">
            <text:p>1.84</text:p>
          </table:table-cell>
          <table:table-cell table:style-name="ce32" office:value-type="float" office:value="95.6385837185208" calcext:value-type="float">
            <text:p>95.64</text:p>
          </table:table-cell>
          <table:table-cell table:style-name="ce75" office:value-type="float" office:value="1.66524847612928" calcext:value-type="float">
            <text:p>1.67</text:p>
          </table:table-cell>
          <table:table-cell table:style-name="ce73" office:value-type="float" office:value="94.6134952857517" calcext:value-type="float">
            <text:p>94.61</text:p>
          </table:table-cell>
          <table:table-cell table:style-name="ce73" office:value-type="float" office:value="1.66788290809395" calcext:value-type="float">
            <text:p>1.67</text:p>
          </table:table-cell>
          <table:table-cell table:style-name="ce99"/>
          <table:table-cell table:style-name="ce61" office:value-type="float" office:value="98.8136736075545" calcext:value-type="float">
            <text:p>98.81</text:p>
          </table:table-cell>
          <table:table-cell table:style-name="ce73" office:value-type="float" office:value="0.679361039060262" calcext:value-type="float">
            <text:p>0.68</text:p>
          </table:table-cell>
          <table:table-cell table:style-name="ce32" office:value-type="float" office:value="98.4803902856286" calcext:value-type="float">
            <text:p>98.48</text:p>
          </table:table-cell>
          <table:table-cell table:style-name="ce75" office:value-type="float" office:value="1.13383326241626" calcext:value-type="float">
            <text:p>1.13</text:p>
          </table:table-cell>
          <table:table-cell table:style-name="ce73" office:value-type="float" office:value="99.1576582108479" calcext:value-type="float">
            <text:p>99.16</text:p>
          </table:table-cell>
          <table:table-cell table:style-name="ce73" office:value-type="float" office:value="0.670055225930808" calcext:value-type="float">
            <text:p>0.67</text:p>
          </table:table-cell>
          <table:table-cell table:style-name="ce32" office:value-type="float" office:value="97.4263878037862" calcext:value-type="float">
            <text:p>97.43</text:p>
          </table:table-cell>
          <table:table-cell table:style-name="ce75" office:value-type="float" office:value="1.0756384099914" calcext:value-type="float">
            <text:p>1.08</text:p>
          </table:table-cell>
          <table:table-cell table:style-name="ce115"/>
          <table:table-cell table:style-name="ce112" table:number-columns-repeated="2"/>
          <table:table-cell table:style-name="ce125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58" table:formula="of:=IF([.B8]&lt;&gt;&quot;n/a&quot;; IF([.B8]&lt;&gt;&quot;&quot;; TEXT([.B8]; &quot;0.00&quot;);  &quot;&quot;); &quot;n/a&quot;)" office:value-type="string" office:string-value="95.31" calcext:value-type="string">
            <text:p>95.31</text:p>
          </table:table-cell>
          <table:table-cell table:style-name="ce130" table:formula="of:=IF([.D8]&lt;&gt;&quot;n/a&quot;; IF([.D8]&lt;&gt;&quot;&quot;; TEXT([.D8]; &quot;0.00&quot;);  &quot;&quot;); &quot;n/a&quot;)" office:value-type="string" office:string-value="94.98" calcext:value-type="string">
            <text:p>94.98</text:p>
          </table:table-cell>
          <table:table-cell table:style-name="ce158" table:formula="of:=IF([.F8]&lt;&gt;&quot;n/a&quot;; IF([.F8]&lt;&gt;&quot;&quot;; TEXT([.F8]; &quot;0.00&quot;);  &quot;&quot;); &quot;n/a&quot;)" office:value-type="string" office:string-value="95.64" calcext:value-type="string">
            <text:p>95.64</text:p>
          </table:table-cell>
          <table:table-cell table:style-name="ce151" table:formula="of:=IF([.H8]&lt;&gt;&quot;n/a&quot;; IF([.H8]&lt;&gt;&quot;&quot;; TEXT([.H8]; &quot;0.00&quot;);  &quot;&quot;); &quot;n/a&quot;)" office:value-type="string" office:string-value="94.61" calcext:value-type="string">
            <text:p>94.61</text:p>
          </table:table-cell>
          <table:table-cell table:style-name="ce181"/>
          <table:table-cell table:style-name="ce130" table:formula="of:=IF([.K8]&lt;&gt;&quot;n/a&quot;; IF([.K8]&lt;&gt;&quot;&quot;; TEXT([.K8]; &quot;0.00&quot;);  &quot;&quot;); &quot;n/a&quot;)" office:value-type="string" office:string-value="98.81" calcext:value-type="string">
            <text:p>98.81</text:p>
          </table:table-cell>
          <table:table-cell table:style-name="ce137" table:formula="of:=IF([.M8]&lt;&gt;&quot;n/a&quot;; IF([.M8]&lt;&gt;&quot;&quot;; TEXT([.M8]; &quot;0.00&quot;);  &quot;&quot;); &quot;n/a&quot;)" office:value-type="string" office:string-value="98.48" calcext:value-type="string">
            <text:p>98.48</text:p>
          </table:table-cell>
          <table:table-cell table:style-name="ce151" table:formula="of:=IF([.O8]&lt;&gt;&quot;n/a&quot;; IF([.O8]&lt;&gt;&quot;&quot;; TEXT([.O8]; &quot;0.00&quot;);  &quot;&quot;); &quot;n/a&quot;)" office:value-type="string" office:string-value="99.16" calcext:value-type="string">
            <text:p>99.16</text:p>
          </table:table-cell>
          <table:table-cell table:style-name="ce137" table:formula="of:=IF([.Q8]&lt;&gt;&quot;n/a&quot;; IF([.Q8]&lt;&gt;&quot;&quot;; TEXT([.Q8]; &quot;0.00&quot;);  &quot;&quot;); &quot;n/a&quot;)" office:value-type="string" office:string-value="97.43" calcext:value-type="string">
            <text:p>97.43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-base</text:p>
          </table:table-cell>
          <table:table-cell table:style-name="ce32" office:value-type="float" office:value="95.391830503351" calcext:value-type="float">
            <text:p>95.39</text:p>
          </table:table-cell>
          <table:table-cell table:style-name="ce75" office:value-type="float" office:value="1.70055295717493" calcext:value-type="float">
            <text:p>1.70</text:p>
          </table:table-cell>
          <table:table-cell table:style-name="ce73" office:value-type="float" office:value="95.3501676771138" calcext:value-type="float">
            <text:p>95.35</text:p>
          </table:table-cell>
          <table:table-cell table:style-name="ce61" office:value-type="float" office:value="1.92459210087891" calcext:value-type="float">
            <text:p>1.92</text:p>
          </table:table-cell>
          <table:table-cell table:style-name="ce32" office:value-type="float" office:value="95.4415715691796" calcext:value-type="float">
            <text:p>95.44</text:p>
          </table:table-cell>
          <table:table-cell table:style-name="ce75" office:value-type="float" office:value="1.67377495266337" calcext:value-type="float">
            <text:p>1.67</text:p>
          </table:table-cell>
          <table:table-cell table:style-name="ce73" office:value-type="float" office:value="94.5447624901917" calcext:value-type="float">
            <text:p>94.54</text:p>
          </table:table-cell>
          <table:table-cell table:style-name="ce73" office:value-type="float" office:value="2.11368293494235" calcext:value-type="float">
            <text:p>2.11</text:p>
          </table:table-cell>
          <table:table-cell table:style-name="ce99"/>
          <table:table-cell table:style-name="ce61" office:value-type="float" office:value="99.0048161541512" calcext:value-type="float">
            <text:p>99.00</text:p>
          </table:table-cell>
          <table:table-cell table:style-name="ce73" office:value-type="float" office:value="0.479306118382114" calcext:value-type="float">
            <text:p>0.48</text:p>
          </table:table-cell>
          <table:table-cell table:style-name="ce32" office:value-type="float" office:value="98.9598423386285" calcext:value-type="float">
            <text:p>98.96</text:p>
          </table:table-cell>
          <table:table-cell table:style-name="ce75" office:value-type="float" office:value="0.891125461888225" calcext:value-type="float">
            <text:p>0.89</text:p>
          </table:table-cell>
          <table:table-cell table:style-name="ce73" office:value-type="float" office:value="99.0583125718316" calcext:value-type="float">
            <text:p>99.06</text:p>
          </table:table-cell>
          <table:table-cell table:style-name="ce73" office:value-type="float" office:value="0.704267030654101" calcext:value-type="float">
            <text:p>0.70</text:p>
          </table:table-cell>
          <table:table-cell table:style-name="ce32" office:value-type="float" office:value="97.5214534625321" calcext:value-type="float">
            <text:p>97.52</text:p>
          </table:table-cell>
          <table:table-cell table:style-name="ce75" office:value-type="float" office:value="1.15895825772537" calcext:value-type="float">
            <text:p>1.16</text:p>
          </table:table-cell>
          <table:table-cell table:style-name="ce115" table:number-columns-repeated="2"/>
          <table:table-cell table:style-name="ce34"/>
          <table:table-cell table:style-name="ce133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58" table:formula="of:=IF([.B9]&lt;&gt;&quot;n/a&quot;; IF([.B9]&lt;&gt;&quot;&quot;; TEXT([.B9]; &quot;0.00&quot;);  &quot;&quot;); &quot;n/a&quot;)" office:value-type="string" office:string-value="95.39" calcext:value-type="string">
            <text:p>95.39</text:p>
          </table:table-cell>
          <table:table-cell table:style-name="ce130" table:formula="of:=IF([.D9]&lt;&gt;&quot;n/a&quot;; IF([.D9]&lt;&gt;&quot;&quot;; TEXT([.D9]; &quot;0.00&quot;);  &quot;&quot;); &quot;n/a&quot;)" office:value-type="string" office:string-value="95.35" calcext:value-type="string">
            <text:p>95.35</text:p>
          </table:table-cell>
          <table:table-cell table:style-name="ce158" table:formula="of:=IF([.F9]&lt;&gt;&quot;n/a&quot;; IF([.F9]&lt;&gt;&quot;&quot;; TEXT([.F9]; &quot;0.00&quot;);  &quot;&quot;); &quot;n/a&quot;)" office:value-type="string" office:string-value="95.44" calcext:value-type="string">
            <text:p>95.44</text:p>
          </table:table-cell>
          <table:table-cell table:style-name="ce151" table:formula="of:=IF([.H9]&lt;&gt;&quot;n/a&quot;; IF([.H9]&lt;&gt;&quot;&quot;; TEXT([.H9]; &quot;0.00&quot;);  &quot;&quot;); &quot;n/a&quot;)" office:value-type="string" office:string-value="94.54" calcext:value-type="string">
            <text:p>94.54</text:p>
          </table:table-cell>
          <table:table-cell table:style-name="ce180"/>
          <table:table-cell table:style-name="ce130" table:formula="of:=IF([.K9]&lt;&gt;&quot;n/a&quot;; IF([.K9]&lt;&gt;&quot;&quot;; TEXT([.K9]; &quot;0.00&quot;);  &quot;&quot;); &quot;n/a&quot;)" office:value-type="string" office:string-value="99.00" calcext:value-type="string">
            <text:p>99.00</text:p>
          </table:table-cell>
          <table:table-cell table:style-name="ce158" table:formula="of:=IF([.M9]&lt;&gt;&quot;n/a&quot;; IF([.M9]&lt;&gt;&quot;&quot;; TEXT([.M9]; &quot;0.00&quot;);  &quot;&quot;); &quot;n/a&quot;)" office:value-type="string" office:string-value="98.96" calcext:value-type="string">
            <text:p>98.96</text:p>
          </table:table-cell>
          <table:table-cell table:style-name="ce130" table:formula="of:=IF([.O9]&lt;&gt;&quot;n/a&quot;; IF([.O9]&lt;&gt;&quot;&quot;; TEXT([.O9]; &quot;0.00&quot;);  &quot;&quot;); &quot;n/a&quot;)" office:value-type="string" office:string-value="99.06" calcext:value-type="string">
            <text:p>99.06</text:p>
          </table:table-cell>
          <table:table-cell table:style-name="ce137" table:formula="of:=IF([.Q9]&lt;&gt;&quot;n/a&quot;; IF([.Q9]&lt;&gt;&quot;&quot;; TEXT([.Q9]; &quot;0.00&quot;);  &quot;&quot;); &quot;n/a&quot;)" office:value-type="string" office:string-value="97.52" calcext:value-type="string">
            <text:p>97.52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-large</text:p>
          </table:table-cell>
          <table:table-cell table:style-name="ce32" office:value-type="float" office:value="95.0743616698762" calcext:value-type="float">
            <text:p>95.07</text:p>
          </table:table-cell>
          <table:table-cell table:style-name="ce75" office:value-type="float" office:value="2.38608727355312" calcext:value-type="float">
            <text:p>2.39</text:p>
          </table:table-cell>
          <table:table-cell table:style-name="ce73" office:value-type="float" office:value="94.9461581492468" calcext:value-type="float">
            <text:p>94.95</text:p>
          </table:table-cell>
          <table:table-cell table:style-name="ce61" office:value-type="float" office:value="2.54173362082959" calcext:value-type="float">
            <text:p>2.54</text:p>
          </table:table-cell>
          <table:table-cell table:style-name="ce32" office:value-type="float" office:value="95.2052526291158" calcext:value-type="float">
            <text:p>95.21</text:p>
          </table:table-cell>
          <table:table-cell table:style-name="ce75" office:value-type="float" office:value="2.26630963939422" calcext:value-type="float">
            <text:p>2.27</text:p>
          </table:table-cell>
          <table:table-cell table:style-name="ce73" office:value-type="float" office:value="94.5263661497988" calcext:value-type="float">
            <text:p>94.53</text:p>
          </table:table-cell>
          <table:table-cell table:style-name="ce73" office:value-type="float" office:value="2.40610575573537" calcext:value-type="float">
            <text:p>2.41</text:p>
          </table:table-cell>
          <table:table-cell table:style-name="ce99"/>
          <table:table-cell table:style-name="ce61" office:value-type="float" office:value="99.0156751713952" calcext:value-type="float">
            <text:p>99.02</text:p>
          </table:table-cell>
          <table:table-cell table:style-name="ce73" office:value-type="float" office:value="0.506276660883695" calcext:value-type="float">
            <text:p>0.51</text:p>
          </table:table-cell>
          <table:table-cell table:style-name="ce32" office:value-type="float" office:value="98.8785195079108" calcext:value-type="float">
            <text:p>98.88</text:p>
          </table:table-cell>
          <table:table-cell table:style-name="ce75" office:value-type="float" office:value="0.630642269862808" calcext:value-type="float">
            <text:p>0.63</text:p>
          </table:table-cell>
          <table:table-cell table:style-name="ce73" office:value-type="float" office:value="99.1556740838638" calcext:value-type="float">
            <text:p>99.16</text:p>
          </table:table-cell>
          <table:table-cell table:style-name="ce73" office:value-type="float" office:value="0.597964985738951" calcext:value-type="float">
            <text:p>0.60</text:p>
          </table:table-cell>
          <table:table-cell table:style-name="ce32" office:value-type="float" office:value="97.9718300932276" calcext:value-type="float">
            <text:p>97.97</text:p>
          </table:table-cell>
          <table:table-cell table:style-name="ce75" office:value-type="float" office:value="1.10077608384527" calcext:value-type="float">
            <text:p>1.10</text:p>
          </table:table-cell>
          <table:table-cell table:style-name="ce115" table:number-columns-repeated="2"/>
          <table:table-cell table:style-name="ce34"/>
          <table:table-cell table:style-name="ce133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37" table:formula="of:=IF([.B10]&lt;&gt;&quot;n/a&quot;; IF([.B10]&lt;&gt;&quot;&quot;; TEXT([.B10]; &quot;0.00&quot;);  &quot;&quot;); &quot;n/a&quot;)" office:value-type="string" office:string-value="95.07" calcext:value-type="string">
            <text:p>95.07</text:p>
          </table:table-cell>
          <table:table-cell table:style-name="ce130" table:formula="of:=IF([.D10]&lt;&gt;&quot;n/a&quot;; IF([.D10]&lt;&gt;&quot;&quot;; TEXT([.D10]; &quot;0.00&quot;);  &quot;&quot;); &quot;n/a&quot;)" office:value-type="string" office:string-value="94.95" calcext:value-type="string">
            <text:p>94.95</text:p>
          </table:table-cell>
          <table:table-cell table:style-name="ce137" table:formula="of:=IF([.F10]&lt;&gt;&quot;n/a&quot;; IF([.F10]&lt;&gt;&quot;&quot;; TEXT([.F10]; &quot;0.00&quot;);  &quot;&quot;); &quot;n/a&quot;)" office:value-type="string" office:string-value="95.21" calcext:value-type="string">
            <text:p>95.21</text:p>
          </table:table-cell>
          <table:table-cell table:style-name="ce130" table:formula="of:=IF([.H10]&lt;&gt;&quot;n/a&quot;; IF([.H10]&lt;&gt;&quot;&quot;; TEXT([.H10]; &quot;0.00&quot;);  &quot;&quot;); &quot;n/a&quot;)" office:value-type="string" office:string-value="94.53" calcext:value-type="string">
            <text:p>94.53</text:p>
          </table:table-cell>
          <table:table-cell table:style-name="ce180"/>
          <table:table-cell table:style-name="ce151" table:formula="of:=IF([.K10]&lt;&gt;&quot;n/a&quot;; IF([.K10]&lt;&gt;&quot;&quot;; TEXT([.K10]; &quot;0.00&quot;);  &quot;&quot;); &quot;n/a&quot;)" office:value-type="string" office:string-value="99.02" calcext:value-type="string">
            <text:p>99.02</text:p>
          </table:table-cell>
          <table:table-cell table:style-name="ce137" table:formula="of:=IF([.M10]&lt;&gt;&quot;n/a&quot;; IF([.M10]&lt;&gt;&quot;&quot;; TEXT([.M10]; &quot;0.00&quot;);  &quot;&quot;); &quot;n/a&quot;)" office:value-type="string" office:string-value="98.88" calcext:value-type="string">
            <text:p>98.88</text:p>
          </table:table-cell>
          <table:table-cell table:style-name="ce151" table:formula="of:=IF([.O10]&lt;&gt;&quot;n/a&quot;; IF([.O10]&lt;&gt;&quot;&quot;; TEXT([.O10]; &quot;0.00&quot;);  &quot;&quot;); &quot;n/a&quot;)" office:value-type="string" office:string-value="99.16" calcext:value-type="string">
            <text:p>99.16</text:p>
          </table:table-cell>
          <table:table-cell table:style-name="ce158" table:formula="of:=IF([.Q10]&lt;&gt;&quot;n/a&quot;; IF([.Q10]&lt;&gt;&quot;&quot;; TEXT([.Q10]; &quot;0.00&quot;);  &quot;&quot;); &quot;n/a&quot;)" office:value-type="string" office:string-value="97.97" calcext:value-type="string">
            <text:p>97.97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aChAmp XLM-Roberta-base</text:p>
          </table:table-cell>
          <table:table-cell table:style-name="ce32" office:value-type="float" office:value="95.1213431751086" calcext:value-type="float">
            <text:p>95.12</text:p>
          </table:table-cell>
          <table:table-cell table:style-name="ce75" office:value-type="float" office:value="2.16317998533275" calcext:value-type="float">
            <text:p>2.16</text:p>
          </table:table-cell>
          <table:table-cell table:style-name="ce73" office:value-type="float" office:value="94.9636980675822" calcext:value-type="float">
            <text:p>94.96</text:p>
          </table:table-cell>
          <table:table-cell table:style-name="ce61" office:value-type="float" office:value="2.35449597224691" calcext:value-type="float">
            <text:p>2.35</text:p>
          </table:table-cell>
          <table:table-cell table:style-name="ce32" office:value-type="float" office:value="95.2822508216223" calcext:value-type="float">
            <text:p>95.28</text:p>
          </table:table-cell>
          <table:table-cell table:style-name="ce75" office:value-type="float" office:value="2.01286218580634" calcext:value-type="float">
            <text:p>2.01</text:p>
          </table:table-cell>
          <table:table-cell table:style-name="ce73" office:value-type="float" office:value="94.4398959329686" calcext:value-type="float">
            <text:p>94.44</text:p>
          </table:table-cell>
          <table:table-cell table:style-name="ce73" office:value-type="float" office:value="2.17557991000261" calcext:value-type="float">
            <text:p>2.18</text:p>
          </table:table-cell>
          <table:table-cell table:style-name="ce99"/>
          <table:table-cell table:style-name="ce61" office:value-type="float" office:value="99.1246105721158" calcext:value-type="float">
            <text:p>99.12</text:p>
          </table:table-cell>
          <table:table-cell table:style-name="ce73" office:value-type="float" office:value="0.48288476335324" calcext:value-type="float">
            <text:p>0.48</text:p>
          </table:table-cell>
          <table:table-cell table:style-name="ce32" office:value-type="float" office:value="98.9574659183432" calcext:value-type="float">
            <text:p>98.96</text:p>
          </table:table-cell>
          <table:table-cell table:style-name="ce75" office:value-type="float" office:value="0.809067291399216" calcext:value-type="float">
            <text:p>0.81</text:p>
          </table:table-cell>
          <table:table-cell table:style-name="ce73" office:value-type="float" office:value="99.2952224794613" calcext:value-type="float">
            <text:p>99.30</text:p>
          </table:table-cell>
          <table:table-cell table:style-name="ce73" office:value-type="float" office:value="0.303329151741088" calcext:value-type="float">
            <text:p>0.30</text:p>
          </table:table-cell>
          <table:table-cell table:style-name="ce32" office:value-type="float" office:value="97.6724824443754" calcext:value-type="float">
            <text:p>97.67</text:p>
          </table:table-cell>
          <table:table-cell table:style-name="ce75" office:value-type="float" office:value="1.31189418044584" calcext:value-type="float">
            <text:p>1.31</text:p>
          </table:table-cell>
          <table:table-cell table:style-name="ce115" table:number-columns-repeated="2"/>
          <table:table-cell table:style-name="ce34"/>
          <table:table-cell table:style-name="ce133"/>
          <table:table-cell table:style-name="ce137" table:formula="of:=IF([.B11]&lt;&gt;&quot;n/a&quot;; IF([.B11]&lt;&gt;&quot;&quot;; TEXT([.B11]; &quot;0.00&quot;);  &quot;&quot;); &quot;n/a&quot;)" office:value-type="string" office:string-value="95.12" calcext:value-type="string">
            <text:p>95.12</text:p>
          </table:table-cell>
          <table:table-cell table:style-name="ce130" table:formula="of:=IF([.D11]&lt;&gt;&quot;n/a&quot;; IF([.D11]&lt;&gt;&quot;&quot;; TEXT([.D11]; &quot;0.00&quot;);  &quot;&quot;); &quot;n/a&quot;)" office:value-type="string" office:string-value="94.96" calcext:value-type="string">
            <text:p>94.96</text:p>
          </table:table-cell>
          <table:table-cell table:style-name="ce137" table:formula="of:=IF([.F11]&lt;&gt;&quot;n/a&quot;; IF([.F11]&lt;&gt;&quot;&quot;; TEXT([.F11]; &quot;0.00&quot;);  &quot;&quot;); &quot;n/a&quot;)" office:value-type="string" office:string-value="95.28" calcext:value-type="string">
            <text:p>95.28</text:p>
          </table:table-cell>
          <table:table-cell table:style-name="ce130" table:formula="of:=IF([.H11]&lt;&gt;&quot;n/a&quot;; IF([.H11]&lt;&gt;&quot;&quot;; TEXT([.H11]; &quot;0.00&quot;);  &quot;&quot;); &quot;n/a&quot;)" office:value-type="string" office:string-value="94.44" calcext:value-type="string">
            <text:p>94.44</text:p>
          </table:table-cell>
          <table:table-cell table:style-name="ce180"/>
          <table:table-cell table:style-name="ce151" table:formula="of:=IF([.K11]&lt;&gt;&quot;n/a&quot;; IF([.K11]&lt;&gt;&quot;&quot;; TEXT([.K11]; &quot;0.00&quot;);  &quot;&quot;); &quot;n/a&quot;)" office:value-type="string" office:string-value="99.12" calcext:value-type="string">
            <text:p>99.12</text:p>
          </table:table-cell>
          <table:table-cell table:style-name="ce158" table:formula="of:=IF([.M11]&lt;&gt;&quot;n/a&quot;; IF([.M11]&lt;&gt;&quot;&quot;; TEXT([.M11]; &quot;0.00&quot;);  &quot;&quot;); &quot;n/a&quot;)" office:value-type="string" office:string-value="98.96" calcext:value-type="string">
            <text:p>98.96</text:p>
          </table:table-cell>
          <table:table-cell table:style-name="ce151" table:formula="of:=IF([.O11]&lt;&gt;&quot;n/a&quot;; IF([.O11]&lt;&gt;&quot;&quot;; TEXT([.O11]; &quot;0.00&quot;);  &quot;&quot;); &quot;n/a&quot;)" office:value-type="string" office:string-value="99.30" calcext:value-type="string">
            <text:p>99.30</text:p>
          </table:table-cell>
          <table:table-cell table:style-name="ce158" table:formula="of:=IF([.Q11]&lt;&gt;&quot;n/a&quot;; IF([.Q11]&lt;&gt;&quot;&quot;; TEXT([.Q11]; &quot;0.00&quot;);  &quot;&quot;); &quot;n/a&quot;)" office:value-type="string" office:string-value="97.67" calcext:value-type="string">
            <text:p>97.67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aChAmp XLM-Roberta-large</text:p>
          </table:table-cell>
          <table:table-cell table:style-name="ce69" office:value-type="float" office:value="96.3357593107568" calcext:value-type="float">
            <text:p>96.34</text:p>
          </table:table-cell>
          <table:table-cell table:style-name="ce76" office:value-type="float" office:value="1.38042399899346" calcext:value-type="float">
            <text:p>1.38</text:p>
          </table:table-cell>
          <table:table-cell table:style-name="ce63" office:value-type="float" office:value="96.4541349536226" calcext:value-type="float">
            <text:p>96.45</text:p>
          </table:table-cell>
          <table:table-cell table:style-name="ce63" office:value-type="float" office:value="1.63016590139537" calcext:value-type="float">
            <text:p>1.63</text:p>
          </table:table-cell>
          <table:table-cell table:style-name="ce69" office:value-type="float" office:value="96.222219927612" calcext:value-type="float">
            <text:p>96.22</text:p>
          </table:table-cell>
          <table:table-cell table:style-name="ce76" office:value-type="float" office:value="1.26301697428223" calcext:value-type="float">
            <text:p>1.26</text:p>
          </table:table-cell>
          <table:table-cell table:style-name="ce63" office:value-type="float" office:value="95.7970618604294" calcext:value-type="float">
            <text:p>95.80</text:p>
          </table:table-cell>
          <table:table-cell table:style-name="ce63" office:value-type="float" office:value="1.53229560508004" calcext:value-type="float">
            <text:p>1.53</text:p>
          </table:table-cell>
          <table:table-cell table:style-name="ce89"/>
          <table:table-cell table:style-name="ce63" office:value-type="float" office:value="99.3276456696369" calcext:value-type="float">
            <text:p>99.33</text:p>
          </table:table-cell>
          <table:table-cell table:style-name="ce63" office:value-type="float" office:value="0.292826438678332" calcext:value-type="float">
            <text:p>0.29</text:p>
          </table:table-cell>
          <table:table-cell table:style-name="ce69" office:value-type="float" office:value="99.4470446220446" calcext:value-type="float">
            <text:p>99.45</text:p>
          </table:table-cell>
          <table:table-cell table:style-name="ce76" office:value-type="float" office:value="0.599811358977239" calcext:value-type="float">
            <text:p>0.60</text:p>
          </table:table-cell>
          <table:table-cell table:style-name="ce63" office:value-type="float" office:value="99.213220985293" calcext:value-type="float">
            <text:p>99.21</text:p>
          </table:table-cell>
          <table:table-cell table:style-name="ce63" office:value-type="float" office:value="0.526608318463836" calcext:value-type="float">
            <text:p>0.53</text:p>
          </table:table-cell>
          <table:table-cell table:style-name="ce69" office:value-type="float" office:value="98.1608308790843" calcext:value-type="float">
            <text:p>98.16</text:p>
          </table:table-cell>
          <table:table-cell table:style-name="ce76" office:value-type="float" office:value="0.910580307309316" calcext:value-type="float">
            <text:p>0.91</text:p>
          </table:table-cell>
          <table:table-cell table:style-name="ce110" table:number-columns-repeated="2"/>
          <table:table-cell table:style-name="ce123"/>
          <table:table-cell table:style-name="ce139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57" table:formula="of:=IF([.B12]&lt;&gt;&quot;n/a&quot;; IF([.B12]&lt;&gt;&quot;&quot;; TEXT([.B12]; &quot;0.00&quot;);  &quot;&quot;); &quot;n/a&quot;)" office:value-type="string" office:string-value="96.34" calcext:value-type="string">
            <text:p>96.34</text:p>
          </table:table-cell>
          <table:table-cell table:style-name="ce152" table:formula="of:=IF([.D12]&lt;&gt;&quot;n/a&quot;; IF([.D12]&lt;&gt;&quot;&quot;; TEXT([.D12]; &quot;0.00&quot;);  &quot;&quot;); &quot;n/a&quot;)" office:value-type="string" office:string-value="96.45" calcext:value-type="string">
            <text:p>96.45</text:p>
          </table:table-cell>
          <table:table-cell table:style-name="ce157" table:formula="of:=IF([.F12]&lt;&gt;&quot;n/a&quot;; IF([.F12]&lt;&gt;&quot;&quot;; TEXT([.F12]; &quot;0.00&quot;);  &quot;&quot;); &quot;n/a&quot;)" office:value-type="string" office:string-value="96.22" calcext:value-type="string">
            <text:p>96.22</text:p>
          </table:table-cell>
          <table:table-cell table:style-name="ce152" table:formula="of:=IF([.H12]&lt;&gt;&quot;n/a&quot;; IF([.H12]&lt;&gt;&quot;&quot;; TEXT([.H12]; &quot;0.00&quot;);  &quot;&quot;); &quot;n/a&quot;)" office:value-type="string" office:string-value="95.80" calcext:value-type="string">
            <text:p>95.80</text:p>
          </table:table-cell>
          <table:table-cell table:style-name="ce182"/>
          <table:table-cell table:style-name="ce152" table:formula="of:=IF([.K12]&lt;&gt;&quot;n/a&quot;; IF([.K12]&lt;&gt;&quot;&quot;; TEXT([.K12]; &quot;0.00&quot;);  &quot;&quot;); &quot;n/a&quot;)" office:value-type="string" office:string-value="99.33" calcext:value-type="string">
            <text:p>99.33</text:p>
          </table:table-cell>
          <table:table-cell table:style-name="ce157" table:formula="of:=IF([.M12]&lt;&gt;&quot;n/a&quot;; IF([.M12]&lt;&gt;&quot;&quot;; TEXT([.M12]; &quot;0.00&quot;);  &quot;&quot;); &quot;n/a&quot;)" office:value-type="string" office:string-value="99.45" calcext:value-type="string">
            <text:p>99.45</text:p>
          </table:table-cell>
          <table:table-cell table:style-name="ce152" table:formula="of:=IF([.O12]&lt;&gt;&quot;n/a&quot;; IF([.O12]&lt;&gt;&quot;&quot;; TEXT([.O12]; &quot;0.00&quot;);  &quot;&quot;); &quot;n/a&quot;)" office:value-type="string" office:string-value="99.21" calcext:value-type="string">
            <text:p>99.21</text:p>
          </table:table-cell>
          <table:table-cell table:style-name="ce157" table:formula="of:=IF([.Q12]&lt;&gt;&quot;n/a&quot;; IF([.Q12]&lt;&gt;&quot;&quot;; TEXT([.Q12]; &quot;0.00&quot;);  &quot;&quot;); &quot;n/a&quot;)" office:value-type="string" office:string-value="98.16" calcext:value-type="string">
            <text:p>98.16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77"/>
          <table:table-cell table:style-name="ce78"/>
          <table:table-cell table:style-name="ce65"/>
          <table:table-cell table:style-name="ce39"/>
          <table:table-cell table:style-name="ce86"/>
          <table:table-cell table:style-name="ce95" table:number-columns-repeated="2"/>
          <table:table-cell table:style-name="ce100"/>
          <table:table-cell table:style-name="ce58"/>
          <table:table-cell table:style-name="ce95"/>
          <table:table-cell table:style-name="ce39"/>
          <table:table-cell table:style-name="ce86"/>
          <table:table-cell table:style-name="ce65"/>
          <table:table-cell table:style-name="ce78"/>
          <table:table-cell table:style-name="ce37"/>
          <table:table-cell table:style-name="ce77"/>
          <table:table-cell table:style-name="ce25" table:number-columns-repeated="2"/>
          <table:table-cell table:style-name="ce34"/>
          <table:table-cell table:style-name="ce46"/>
          <table:table-cell table:style-name="ce137" table:formula="of:=IF([.B13]&lt;&gt;&quot;n/a&quot;; IF([.B13]&lt;&gt;&quot;&quot;; TEXT([.B13]; &quot;0.00&quot;);  &quot;&quot;); &quot;n/a&quot;)">
            <text:p/>
          </table:table-cell>
          <table:table-cell table:style-name="ce130" table:formula="of:=IF([.D13]&lt;&gt;&quot;n/a&quot;; IF([.D13]&lt;&gt;&quot;&quot;; TEXT([.D13]; &quot;0.00&quot;);  &quot;&quot;); &quot;n/a&quot;)">
            <text:p/>
          </table:table-cell>
          <table:table-cell table:style-name="ce137" table:formula="of:=IF([.F13]&lt;&gt;&quot;n/a&quot;; IF([.F13]&lt;&gt;&quot;&quot;; TEXT([.F13]; &quot;0.00&quot;);  &quot;&quot;); &quot;n/a&quot;)">
            <text:p/>
          </table:table-cell>
          <table:table-cell table:style-name="ce130" table:formula="of:=IF([.H13]&lt;&gt;&quot;n/a&quot;; IF([.H13]&lt;&gt;&quot;&quot;; TEXT([.H13]; &quot;0.00&quot;);  &quot;&quot;); &quot;n/a&quot;)">
            <text:p/>
          </table:table-cell>
          <table:table-cell table:style-name="ce180"/>
          <table:table-cell table:style-name="ce130" table:formula="of:=IF([.K13]&lt;&gt;&quot;n/a&quot;; IF([.K13]&lt;&gt;&quot;&quot;; TEXT([.K13]; &quot;0.00&quot;);  &quot;&quot;); &quot;n/a&quot;)">
            <text:p/>
          </table:table-cell>
          <table:table-cell table:style-name="ce137" table:formula="of:=IF([.M13]&lt;&gt;&quot;n/a&quot;; IF([.M13]&lt;&gt;&quot;&quot;; TEXT([.M13]; &quot;0.00&quot;);  &quot;&quot;); &quot;n/a&quot;)">
            <text:p/>
          </table:table-cell>
          <table:table-cell table:style-name="ce130" table:formula="of:=IF([.O13]&lt;&gt;&quot;n/a&quot;; IF([.O13]&lt;&gt;&quot;&quot;; TEXT([.O13]; &quot;0.00&quot;);  &quot;&quot;); &quot;n/a&quot;)">
            <text:p/>
          </table:table-cell>
          <table:table-cell table:style-name="ce137" table:formula="of:=IF([.Q13]&lt;&gt;&quot;n/a&quot;; IF([.Q13]&lt;&gt;&quot;&quot;; TEXT([.Q13]; &quot;0.00&quot;);  &quot;&quot;); &quot;n/a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-base</text:p>
          </table:table-cell>
          <table:table-cell table:style-name="ce39" office:value-type="float" office:value="92.0386951252141" calcext:value-type="float">
            <text:p>92.04</text:p>
          </table:table-cell>
          <table:table-cell table:style-name="ce86" office:value-type="float" office:value="1.52257824978227" calcext:value-type="float">
            <text:p>1.52</text:p>
          </table:table-cell>
          <table:table-cell table:style-name="ce78" office:value-type="float" office:value="95.8521553836302" calcext:value-type="float">
            <text:p>95.85</text:p>
          </table:table-cell>
          <table:table-cell table:style-name="ce65" office:value-type="float" office:value="1.86198229209851" calcext:value-type="float">
            <text:p>1.86</text:p>
          </table:table-cell>
          <table:table-cell table:style-name="ce39" office:value-type="float" office:value="88.5535432834041" calcext:value-type="float">
            <text:p>88.55</text:p>
          </table:table-cell>
          <table:table-cell table:style-name="ce86" office:value-type="float" office:value="2.15111906441533" calcext:value-type="float">
            <text:p>2.15</text:p>
          </table:table-cell>
          <table:table-cell table:style-name="ce78" office:value-type="float" office:value="91.6425426596983" calcext:value-type="float">
            <text:p>91.64</text:p>
          </table:table-cell>
          <table:table-cell table:style-name="ce78" office:value-type="float" office:value="1.65658679790429" calcext:value-type="float">
            <text:p>1.66</text:p>
          </table:table-cell>
          <table:table-cell table:style-name="ce100"/>
          <table:table-cell table:style-name="ce65" office:value-type="float" office:value="94.6054252215471" calcext:value-type="float">
            <text:p>94.61</text:p>
          </table:table-cell>
          <table:table-cell table:style-name="ce78" office:value-type="float" office:value="1.32065519053459" calcext:value-type="float">
            <text:p>1.32</text:p>
          </table:table-cell>
          <table:table-cell table:style-name="ce39" office:value-type="float" office:value="98.5164722776652" calcext:value-type="float">
            <text:p>98.52</text:p>
          </table:table-cell>
          <table:table-cell table:style-name="ce86" office:value-type="float" office:value="1.09284932905392" calcext:value-type="float">
            <text:p>1.09</text:p>
          </table:table-cell>
          <table:table-cell table:style-name="ce65" office:value-type="float" office:value="91.0302508159129" calcext:value-type="float">
            <text:p>91.03</text:p>
          </table:table-cell>
          <table:table-cell table:style-name="ce78" office:value-type="float" office:value="2.33856618670689" calcext:value-type="float">
            <text:p>2.34</text:p>
          </table:table-cell>
          <table:table-cell table:style-name="ce39" office:value-type="float" office:value="88.5424428989233" calcext:value-type="float">
            <text:p>88.54</text:p>
          </table:table-cell>
          <table:table-cell table:style-name="ce86" office:value-type="float" office:value="1.35225280807147" calcext:value-type="float">
            <text:p>1.35</text:p>
          </table:table-cell>
          <table:table-cell table:style-name="ce25"/>
          <table:table-cell table:style-name="ce112" table:number-columns-repeated="2"/>
          <table:table-cell table:style-name="ce125" table:formula="of:=IF([.A14]&lt;&gt;&quot;&quot;; [.A14]; &quot;&quot;)" office:value-type="string" office:string-value="UIE-base" calcext:value-type="string">
            <text:p>UIE-base</text:p>
          </table:table-cell>
          <table:table-cell table:style-name="ce137" table:formula="of:=IF([.B14]&lt;&gt;&quot;n/a&quot;; IF([.B14]&lt;&gt;&quot;&quot;; TEXT([.B14]; &quot;0.00&quot;);  &quot;&quot;); &quot;n/a&quot;)" office:value-type="string" office:string-value="92.04" calcext:value-type="string">
            <text:p>92.04</text:p>
          </table:table-cell>
          <table:table-cell table:style-name="ce151" table:formula="of:=IF([.D14]&lt;&gt;&quot;n/a&quot;; IF([.D14]&lt;&gt;&quot;&quot;; TEXT([.D14]; &quot;0.00&quot;);  &quot;&quot;); &quot;n/a&quot;)" office:value-type="string" office:string-value="95.85" calcext:value-type="string">
            <text:p>95.85</text:p>
          </table:table-cell>
          <table:table-cell table:style-name="ce137" table:formula="of:=IF([.F14]&lt;&gt;&quot;n/a&quot;; IF([.F14]&lt;&gt;&quot;&quot;; TEXT([.F14]; &quot;0.00&quot;);  &quot;&quot;); &quot;n/a&quot;)" office:value-type="string" office:string-value="88.55" calcext:value-type="string">
            <text:p>88.55</text:p>
          </table:table-cell>
          <table:table-cell table:style-name="ce130" table:formula="of:=IF([.H14]&lt;&gt;&quot;n/a&quot;; IF([.H14]&lt;&gt;&quot;&quot;; TEXT([.H14]; &quot;0.00&quot;);  &quot;&quot;); &quot;n/a&quot;)" office:value-type="string" office:string-value="91.64" calcext:value-type="string">
            <text:p>91.64</text:p>
          </table:table-cell>
          <table:table-cell table:style-name="ce181"/>
          <table:table-cell table:style-name="ce130" table:formula="of:=IF([.K14]&lt;&gt;&quot;n/a&quot;; IF([.K14]&lt;&gt;&quot;&quot;; TEXT([.K14]; &quot;0.00&quot;);  &quot;&quot;); &quot;n/a&quot;)" office:value-type="string" office:string-value="94.61" calcext:value-type="string">
            <text:p>94.61</text:p>
          </table:table-cell>
          <table:table-cell table:style-name="ce137" table:formula="of:=IF([.M14]&lt;&gt;&quot;n/a&quot;; IF([.M14]&lt;&gt;&quot;&quot;; TEXT([.M14]; &quot;0.00&quot;);  &quot;&quot;); &quot;n/a&quot;)" office:value-type="string" office:string-value="98.52" calcext:value-type="string">
            <text:p>98.52</text:p>
          </table:table-cell>
          <table:table-cell table:style-name="ce130" table:formula="of:=IF([.O14]&lt;&gt;&quot;n/a&quot;; IF([.O14]&lt;&gt;&quot;&quot;; TEXT([.O14]; &quot;0.00&quot;);  &quot;&quot;); &quot;n/a&quot;)" office:value-type="string" office:string-value="91.03" calcext:value-type="string">
            <text:p>91.03</text:p>
          </table:table-cell>
          <table:table-cell table:style-name="ce137" table:formula="of:=IF([.Q14]&lt;&gt;&quot;n/a&quot;; IF([.Q14]&lt;&gt;&quot;&quot;; TEXT([.Q14]; &quot;0.00&quot;);  &quot;&quot;); &quot;n/a&quot;)" office:value-type="string" office:string-value="88.54" calcext:value-type="string">
            <text:p>88.54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UIE-large</text:p>
          </table:table-cell>
          <table:table-cell table:style-name="ce39" office:value-type="float" office:value="92.2664421317605" calcext:value-type="float">
            <text:p>92.27</text:p>
          </table:table-cell>
          <table:table-cell table:style-name="ce86" office:value-type="float" office:value="1.58727167277441" calcext:value-type="float">
            <text:p>1.59</text:p>
          </table:table-cell>
          <table:table-cell table:style-name="ce78" office:value-type="float" office:value="95.9947671348641" calcext:value-type="float">
            <text:p>95.99</text:p>
          </table:table-cell>
          <table:table-cell table:style-name="ce65" office:value-type="float" office:value="1.55916632450493" calcext:value-type="float">
            <text:p>1.56</text:p>
          </table:table-cell>
          <table:table-cell table:style-name="ce39" office:value-type="float" office:value="88.8345268873119" calcext:value-type="float">
            <text:p>88.83</text:p>
          </table:table-cell>
          <table:table-cell table:style-name="ce86" office:value-type="float" office:value="2.02801192405576" calcext:value-type="float">
            <text:p>2.03</text:p>
          </table:table-cell>
          <table:table-cell table:style-name="ce78" office:value-type="float" office:value="91.87033950134" calcext:value-type="float">
            <text:p>91.87</text:p>
          </table:table-cell>
          <table:table-cell table:style-name="ce78" office:value-type="float" office:value="1.68066118279423" calcext:value-type="float">
            <text:p>1.68</text:p>
          </table:table-cell>
          <table:table-cell table:style-name="ce100"/>
          <table:table-cell table:style-name="ce65" office:value-type="float" office:value="94.9668033878554" calcext:value-type="float">
            <text:p>94.97</text:p>
          </table:table-cell>
          <table:table-cell table:style-name="ce78" office:value-type="float" office:value="1.22000900863939" calcext:value-type="float">
            <text:p>1.22</text:p>
          </table:table-cell>
          <table:table-cell table:style-name="ce39" office:value-type="float" office:value="98.8013600862272" calcext:value-type="float">
            <text:p>98.80</text:p>
          </table:table-cell>
          <table:table-cell table:style-name="ce86" office:value-type="float" office:value="0.874997370191958" calcext:value-type="float">
            <text:p>0.87</text:p>
          </table:table-cell>
          <table:table-cell table:style-name="ce65" office:value-type="float" office:value="91.4368524761348" calcext:value-type="float">
            <text:p>91.44</text:p>
          </table:table-cell>
          <table:table-cell table:style-name="ce78" office:value-type="float" office:value="1.91332271815266" calcext:value-type="float">
            <text:p>1.91</text:p>
          </table:table-cell>
          <table:table-cell table:style-name="ce39" office:value-type="float" office:value="88.6956380055363" calcext:value-type="float">
            <text:p>88.70</text:p>
          </table:table-cell>
          <table:table-cell table:style-name="ce86" office:value-type="float" office:value="1.41674890286489" calcext:value-type="float">
            <text:p>1.42</text:p>
          </table:table-cell>
          <table:table-cell table:style-name="ce25" table:number-columns-repeated="2"/>
          <table:table-cell table:style-name="ce34"/>
          <table:table-cell table:style-name="ce133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30" table:formula="of:=IF([.B15]&lt;&gt;&quot;n/a&quot;; IF([.B15]&lt;&gt;&quot;&quot;; TEXT([.B15]; &quot;0.00&quot;);  &quot;&quot;); &quot;n/a&quot;)" office:value-type="string" office:string-value="92.27" calcext:value-type="string">
            <text:p>92.27</text:p>
          </table:table-cell>
          <table:table-cell table:style-name="ce158" table:formula="of:=IF([.D15]&lt;&gt;&quot;n/a&quot;; IF([.D15]&lt;&gt;&quot;&quot;; TEXT([.D15]; &quot;0.00&quot;);  &quot;&quot;); &quot;n/a&quot;)" office:value-type="string" office:string-value="95.99" calcext:value-type="string">
            <text:p>95.99</text:p>
          </table:table-cell>
          <table:table-cell table:style-name="ce130" table:formula="of:=IF([.F15]&lt;&gt;&quot;n/a&quot;; IF([.F15]&lt;&gt;&quot;&quot;; TEXT([.F15]; &quot;0.00&quot;);  &quot;&quot;); &quot;n/a&quot;)" office:value-type="string" office:string-value="88.83" calcext:value-type="string">
            <text:p>88.83</text:p>
          </table:table-cell>
          <table:table-cell table:style-name="ce137" table:formula="of:=IF([.H15]&lt;&gt;&quot;n/a&quot;; IF([.H15]&lt;&gt;&quot;&quot;; TEXT([.H15]; &quot;0.00&quot;);  &quot;&quot;); &quot;n/a&quot;)" office:value-type="string" office:string-value="91.87" calcext:value-type="string">
            <text:p>91.87</text:p>
          </table:table-cell>
          <table:table-cell table:style-name="ce183"/>
          <table:table-cell table:style-name="ce137" table:formula="of:=IF([.K15]&lt;&gt;&quot;n/a&quot;; IF([.K15]&lt;&gt;&quot;&quot;; TEXT([.K15]; &quot;0.00&quot;);  &quot;&quot;); &quot;n/a&quot;)" office:value-type="string" office:string-value="94.97" calcext:value-type="string">
            <text:p>94.97</text:p>
          </table:table-cell>
          <table:table-cell table:style-name="ce130" table:formula="of:=IF([.M15]&lt;&gt;&quot;n/a&quot;; IF([.M15]&lt;&gt;&quot;&quot;; TEXT([.M15]; &quot;0.00&quot;);  &quot;&quot;); &quot;n/a&quot;)" office:value-type="string" office:string-value="98.80" calcext:value-type="string">
            <text:p>98.80</text:p>
          </table:table-cell>
          <table:table-cell table:style-name="ce130" table:formula="of:=IF([.O15]&lt;&gt;&quot;n/a&quot;; IF([.O15]&lt;&gt;&quot;&quot;; TEXT([.O15]; &quot;0.00&quot;);  &quot;&quot;); &quot;n/a&quot;)" office:value-type="string" office:string-value="91.44" calcext:value-type="string">
            <text:p>91.44</text:p>
          </table:table-cell>
          <table:table-cell table:style-name="ce137" table:formula="of:=IF([.Q15]&lt;&gt;&quot;n/a&quot;; IF([.Q15]&lt;&gt;&quot;&quot;; TEXT([.Q15]; &quot;0.00&quot;);  &quot;&quot;); &quot;n/a&quot;)" office:value-type="string" office:string-value="88.70" calcext:value-type="string">
            <text:p>88.70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2"/>
          <table:table-cell table:style-name="ce68"/>
          <table:table-cell table:style-name="ce42"/>
          <table:table-cell table:style-name="ce68"/>
          <table:table-cell table:style-name="ce42"/>
          <table:table-cell table:style-name="ce68"/>
          <table:table-cell table:style-name="ce42" table:number-columns-repeated="3"/>
          <table:table-cell table:style-name="ce68"/>
          <table:table-cell table:style-name="ce42"/>
          <table:table-cell table:style-name="ce68"/>
          <table:table-cell table:style-name="ce42"/>
          <table:table-cell table:style-name="ce68"/>
          <table:table-cell table:style-name="ce42" table:number-columns-repeated="3"/>
          <table:table-cell table:style-name="ce25" table:number-columns-repeated="2"/>
          <table:table-cell table:style-name="ce34"/>
          <table:table-cell table:style-name="ce127" table:formula="of:=IF([.A16]&lt;&gt;&quot;&quot;; [.A16]; &quot;&quot;)">
            <text:p/>
          </table:table-cell>
          <table:table-cell table:style-name="ce137" table:formula="of:=IF([.B16]&lt;&gt;&quot;&quot;; &quot;$&quot; &amp; TEXT([.B16]; &quot;0.00&quot;) &amp; &quot;$&quot;;  &quot;&quot;)">
            <text:p/>
          </table:table-cell>
          <table:table-cell table:style-name="ce126" table:formula="of:=IF([.D16]&lt;&gt;&quot;&quot;; &quot;$&quot; &amp; TEXT([.D16]; &quot;0.00&quot;) &amp; &quot;$&quot;;  &quot;&quot;)">
            <text:p/>
          </table:table-cell>
          <table:table-cell table:style-name="ce137" table:formula="of:=IF([.F16]&lt;&gt;&quot;&quot;; &quot;$&quot; &amp; TEXT([.F16]; &quot;0.00&quot;) &amp; &quot;$&quot;;  &quot;&quot;)">
            <text:p/>
          </table:table-cell>
          <table:table-cell table:style-name="ce126" table:formula="of:=IF([.H16]&lt;&gt;&quot;&quot;; &quot;$&quot; &amp; TEXT([.H16]; &quot;0.00&quot;) &amp; &quot;$&quot;;  &quot;&quot;)">
            <text:p/>
          </table:table-cell>
          <table:table-cell table:style-name="ce147"/>
          <table:table-cell table:style-name="ce126" table:formula="of:=IF([.K16]&lt;&gt;&quot;&quot;; &quot;$&quot; &amp; TEXT([.K16]; &quot;0.00&quot;) &amp; &quot;$&quot;;  &quot;&quot;)">
            <text:p/>
          </table:table-cell>
          <table:table-cell table:style-name="ce137" table:formula="of:=IF([.M16]&lt;&gt;&quot;&quot;; &quot;$&quot; &amp; TEXT([.M16]; &quot;0.00&quot;) &amp; &quot;$&quot;;  &quot;&quot;)">
            <text:p/>
          </table:table-cell>
          <table:table-cell table:style-name="ce126" table:formula="of:=IF([.O16]&lt;&gt;&quot;&quot;; &quot;$&quot; &amp; TEXT([.O16]; &quot;0.00&quot;) &amp; &quot;$&quot;;  &quot;&quot;)">
            <text:p/>
          </table:table-cell>
          <table:table-cell table:style-name="ce137" table:formula="of:=IF([.Q16]&lt;&gt;&quot;&quot;; &quot;$&quot; &amp; TEXT([.Q16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17]&lt;&gt;&quot;&quot;; [.A17]; &quot;&quot;)">
            <text:p/>
          </table:table-cell>
          <table:table-cell table:style-name="ce137" table:formula="of:=IF([.B17]&lt;&gt;&quot;&quot;; &quot;$&quot; &amp; TEXT([.B17]; &quot;0.00&quot;) &amp; &quot;$&quot;;  &quot;&quot;)">
            <text:p/>
          </table:table-cell>
          <table:table-cell table:style-name="ce126" table:formula="of:=IF([.D17]&lt;&gt;&quot;&quot;; &quot;$&quot; &amp; TEXT([.D17]; &quot;0.00&quot;) &amp; &quot;$&quot;;  &quot;&quot;)">
            <text:p/>
          </table:table-cell>
          <table:table-cell table:style-name="ce137" table:formula="of:=IF([.F17]&lt;&gt;&quot;&quot;; &quot;$&quot; &amp; TEXT([.F17]; &quot;0.00&quot;) &amp; &quot;$&quot;;  &quot;&quot;)">
            <text:p/>
          </table:table-cell>
          <table:table-cell table:style-name="ce126" table:formula="of:=IF([.H17]&lt;&gt;&quot;&quot;; &quot;$&quot; &amp; TEXT([.H17]; &quot;0.00&quot;) &amp; &quot;$&quot;;  &quot;&quot;)">
            <text:p/>
          </table:table-cell>
          <table:table-cell table:style-name="ce147"/>
          <table:table-cell table:style-name="ce126" table:formula="of:=IF([.K17]&lt;&gt;&quot;&quot;; &quot;$&quot; &amp; TEXT([.K17]; &quot;0.00&quot;) &amp; &quot;$&quot;;  &quot;&quot;)">
            <text:p/>
          </table:table-cell>
          <table:table-cell table:style-name="ce137" table:formula="of:=IF([.M17]&lt;&gt;&quot;&quot;; &quot;$&quot; &amp; TEXT([.M17]; &quot;0.00&quot;) &amp; &quot;$&quot;;  &quot;&quot;)">
            <text:p/>
          </table:table-cell>
          <table:table-cell table:style-name="ce126" table:formula="of:=IF([.O17]&lt;&gt;&quot;&quot;; &quot;$&quot; &amp; TEXT([.O17]; &quot;0.00&quot;) &amp; &quot;$&quot;;  &quot;&quot;)">
            <text:p/>
          </table:table-cell>
          <table:table-cell table:style-name="ce137" table:formula="of:=IF([.Q17]&lt;&gt;&quot;&quot;; &quot;$&quot; &amp; TEXT([.Q17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18]&lt;&gt;&quot;&quot;; [.A18]; &quot;&quot;)">
            <text:p/>
          </table:table-cell>
          <table:table-cell table:style-name="ce137" table:formula="of:=IF([.B18]&lt;&gt;&quot;&quot;; &quot;$&quot; &amp; TEXT([.B18]; &quot;0.00&quot;) &amp; &quot;$&quot;;  &quot;&quot;)">
            <text:p/>
          </table:table-cell>
          <table:table-cell table:style-name="ce137" table:formula="of:=IF([.D18]&lt;&gt;&quot;&quot;; &quot;$&quot; &amp; TEXT([.D18]; &quot;0.00&quot;) &amp; &quot;$&quot;;  &quot;&quot;)">
            <text:p/>
          </table:table-cell>
          <table:table-cell table:style-name="ce137" table:formula="of:=IF([.F18]&lt;&gt;&quot;&quot;; &quot;$&quot; &amp; TEXT([.F18]; &quot;0.00&quot;) &amp; &quot;$&quot;;  &quot;&quot;)">
            <text:p/>
          </table:table-cell>
          <table:table-cell table:style-name="ce137" table:formula="of:=IF([.H18]&lt;&gt;&quot;&quot;; &quot;$&quot; &amp; TEXT([.H18]; &quot;0.00&quot;) &amp; &quot;$&quot;;  &quot;&quot;)">
            <text:p/>
          </table:table-cell>
          <table:table-cell table:style-name="ce148"/>
          <table:table-cell table:style-name="ce137" table:formula="of:=IF([.K18]&lt;&gt;&quot;&quot;; &quot;$&quot; &amp; TEXT([.K18]; &quot;0.00&quot;) &amp; &quot;$&quot;;  &quot;&quot;)">
            <text:p/>
          </table:table-cell>
          <table:table-cell table:style-name="ce137" table:formula="of:=IF([.M18]&lt;&gt;&quot;&quot;; &quot;$&quot; &amp; TEXT([.M18]; &quot;0.00&quot;) &amp; &quot;$&quot;;  &quot;&quot;)">
            <text:p/>
          </table:table-cell>
          <table:table-cell table:style-name="ce137" table:formula="of:=IF([.O18]&lt;&gt;&quot;&quot;; &quot;$&quot; &amp; TEXT([.O18]; &quot;0.00&quot;) &amp; &quot;$&quot;;  &quot;&quot;)">
            <text:p/>
          </table:table-cell>
          <table:table-cell table:style-name="ce137" table:formula="of:=IF([.Q18]&lt;&gt;&quot;&quot;; &quot;$&quot; &amp; TEXT([.Q18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19]&lt;&gt;&quot;&quot;; [.A19]; &quot;&quot;)">
            <text:p/>
          </table:table-cell>
          <table:table-cell table:style-name="ce137" table:formula="of:=IF([.B19]&lt;&gt;&quot;&quot;; &quot;$&quot; &amp; TEXT([.B19]; &quot;0.00&quot;) &amp; &quot;$&quot;;  &quot;&quot;)">
            <text:p/>
          </table:table-cell>
          <table:table-cell table:style-name="ce126" table:formula="of:=IF([.D19]&lt;&gt;&quot;&quot;; &quot;$&quot; &amp; TEXT([.D19]; &quot;0.00&quot;) &amp; &quot;$&quot;;  &quot;&quot;)">
            <text:p/>
          </table:table-cell>
          <table:table-cell table:style-name="ce137" table:formula="of:=IF([.F19]&lt;&gt;&quot;&quot;; &quot;$&quot; &amp; TEXT([.F19]; &quot;0.00&quot;) &amp; &quot;$&quot;;  &quot;&quot;)">
            <text:p/>
          </table:table-cell>
          <table:table-cell table:style-name="ce126" table:formula="of:=IF([.H19]&lt;&gt;&quot;&quot;; &quot;$&quot; &amp; TEXT([.H19]; &quot;0.00&quot;) &amp; &quot;$&quot;;  &quot;&quot;)">
            <text:p/>
          </table:table-cell>
          <table:table-cell table:style-name="ce147"/>
          <table:table-cell table:style-name="ce126" table:formula="of:=IF([.K19]&lt;&gt;&quot;&quot;; &quot;$&quot; &amp; TEXT([.K19]; &quot;0.00&quot;) &amp; &quot;$&quot;;  &quot;&quot;)">
            <text:p/>
          </table:table-cell>
          <table:table-cell table:style-name="ce137" table:formula="of:=IF([.M19]&lt;&gt;&quot;&quot;; &quot;$&quot; &amp; TEXT([.M19]; &quot;0.00&quot;) &amp; &quot;$&quot;;  &quot;&quot;)">
            <text:p/>
          </table:table-cell>
          <table:table-cell table:style-name="ce126" table:formula="of:=IF([.O19]&lt;&gt;&quot;&quot;; &quot;$&quot; &amp; TEXT([.O19]; &quot;0.00&quot;) &amp; &quot;$&quot;;  &quot;&quot;)">
            <text:p/>
          </table:table-cell>
          <table:table-cell table:style-name="ce137" table:formula="of:=IF([.Q19]&lt;&gt;&quot;&quot;; &quot;$&quot; &amp; TEXT([.Q19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9" table:formula="of:=IF([.A20]&lt;&gt;&quot;&quot;; [.A20]; &quot;&quot;)">
            <text:p/>
          </table:table-cell>
          <table:table-cell table:style-name="ce137" table:formula="of:=IF([.B20]&lt;&gt;&quot;&quot;; &quot;$&quot; &amp; TEXT([.B20]; &quot;0.00&quot;) &amp; &quot;$&quot;;  &quot;&quot;)">
            <text:p/>
          </table:table-cell>
          <table:table-cell table:style-name="ce126" table:formula="of:=IF([.D20]&lt;&gt;&quot;&quot;; &quot;$&quot; &amp; TEXT([.D20]; &quot;0.00&quot;) &amp; &quot;$&quot;;  &quot;&quot;)">
            <text:p/>
          </table:table-cell>
          <table:table-cell table:style-name="ce137" table:formula="of:=IF([.F20]&lt;&gt;&quot;&quot;; &quot;$&quot; &amp; TEXT([.F20]; &quot;0.00&quot;) &amp; &quot;$&quot;;  &quot;&quot;)">
            <text:p/>
          </table:table-cell>
          <table:table-cell table:style-name="ce126" table:formula="of:=IF([.H20]&lt;&gt;&quot;&quot;; &quot;$&quot; &amp; TEXT([.H20]; &quot;0.00&quot;) &amp; &quot;$&quot;;  &quot;&quot;)">
            <text:p/>
          </table:table-cell>
          <table:table-cell table:style-name="ce147"/>
          <table:table-cell table:style-name="ce126" table:formula="of:=IF([.K20]&lt;&gt;&quot;&quot;; &quot;$&quot; &amp; TEXT([.K20]; &quot;0.00&quot;) &amp; &quot;$&quot;;  &quot;&quot;)">
            <text:p/>
          </table:table-cell>
          <table:table-cell table:style-name="ce137" table:formula="of:=IF([.M20]&lt;&gt;&quot;&quot;; &quot;$&quot; &amp; TEXT([.M20]; &quot;0.00&quot;) &amp; &quot;$&quot;;  &quot;&quot;)">
            <text:p/>
          </table:table-cell>
          <table:table-cell table:style-name="ce126" table:formula="of:=IF([.O20]&lt;&gt;&quot;&quot;; &quot;$&quot; &amp; TEXT([.O20]; &quot;0.00&quot;) &amp; &quot;$&quot;;  &quot;&quot;)">
            <text:p/>
          </table:table-cell>
          <table:table-cell table:style-name="ce137" table:formula="of:=IF([.Q20]&lt;&gt;&quot;&quot;; &quot;$&quot; &amp; TEXT([.Q20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1]&lt;&gt;&quot;&quot;; [.A21]; &quot;&quot;)">
            <text:p/>
          </table:table-cell>
          <table:table-cell table:style-name="ce137" table:formula="of:=IF([.B21]&lt;&gt;&quot;&quot;; &quot;$&quot; &amp; TEXT([.B21]; &quot;0.00&quot;) &amp; &quot;$&quot;;  &quot;&quot;)">
            <text:p/>
          </table:table-cell>
          <table:table-cell table:style-name="ce126" table:formula="of:=IF([.D21]&lt;&gt;&quot;&quot;; &quot;$&quot; &amp; TEXT([.D21]; &quot;0.00&quot;) &amp; &quot;$&quot;;  &quot;&quot;)">
            <text:p/>
          </table:table-cell>
          <table:table-cell table:style-name="ce137" table:formula="of:=IF([.F21]&lt;&gt;&quot;&quot;; &quot;$&quot; &amp; TEXT([.F21]; &quot;0.00&quot;) &amp; &quot;$&quot;;  &quot;&quot;)">
            <text:p/>
          </table:table-cell>
          <table:table-cell table:style-name="ce126" table:formula="of:=IF([.H21]&lt;&gt;&quot;&quot;; &quot;$&quot; &amp; TEXT([.H21]; &quot;0.00&quot;) &amp; &quot;$&quot;;  &quot;&quot;)">
            <text:p/>
          </table:table-cell>
          <table:table-cell table:style-name="ce147"/>
          <table:table-cell table:style-name="ce126" table:formula="of:=IF([.K21]&lt;&gt;&quot;&quot;; &quot;$&quot; &amp; TEXT([.K21]; &quot;0.00&quot;) &amp; &quot;$&quot;;  &quot;&quot;)">
            <text:p/>
          </table:table-cell>
          <table:table-cell table:style-name="ce137" table:formula="of:=IF([.M21]&lt;&gt;&quot;&quot;; &quot;$&quot; &amp; TEXT([.M21]; &quot;0.00&quot;) &amp; &quot;$&quot;;  &quot;&quot;)">
            <text:p/>
          </table:table-cell>
          <table:table-cell table:style-name="ce126" table:formula="of:=IF([.O21]&lt;&gt;&quot;&quot;; &quot;$&quot; &amp; TEXT([.O21]; &quot;0.00&quot;) &amp; &quot;$&quot;;  &quot;&quot;)">
            <text:p/>
          </table:table-cell>
          <table:table-cell table:style-name="ce137" table:formula="of:=IF([.Q21]&lt;&gt;&quot;&quot;; &quot;$&quot; &amp; TEXT([.Q21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2]&lt;&gt;&quot;&quot;; [.A22]; &quot;&quot;)">
            <text:p/>
          </table:table-cell>
          <table:table-cell table:style-name="ce137" table:formula="of:=IF([.B22]&lt;&gt;&quot;&quot;; &quot;$&quot; &amp; TEXT([.B22]; &quot;0.00&quot;) &amp; &quot;$&quot;;  &quot;&quot;)">
            <text:p/>
          </table:table-cell>
          <table:table-cell table:style-name="ce126" table:formula="of:=IF([.D22]&lt;&gt;&quot;&quot;; &quot;$&quot; &amp; TEXT([.D22]; &quot;0.00&quot;) &amp; &quot;$&quot;;  &quot;&quot;)">
            <text:p/>
          </table:table-cell>
          <table:table-cell table:style-name="ce137" table:formula="of:=IF([.F22]&lt;&gt;&quot;&quot;; &quot;$&quot; &amp; TEXT([.F22]; &quot;0.00&quot;) &amp; &quot;$&quot;;  &quot;&quot;)">
            <text:p/>
          </table:table-cell>
          <table:table-cell table:style-name="ce126" table:formula="of:=IF([.H22]&lt;&gt;&quot;&quot;; &quot;$&quot; &amp; TEXT([.H22]; &quot;0.00&quot;) &amp; &quot;$&quot;;  &quot;&quot;)">
            <text:p/>
          </table:table-cell>
          <table:table-cell table:style-name="ce147"/>
          <table:table-cell table:style-name="ce126" table:formula="of:=IF([.K22]&lt;&gt;&quot;&quot;; &quot;$&quot; &amp; TEXT([.K22]; &quot;0.00&quot;) &amp; &quot;$&quot;;  &quot;&quot;)">
            <text:p/>
          </table:table-cell>
          <table:table-cell table:style-name="ce137" table:formula="of:=IF([.M22]&lt;&gt;&quot;&quot;; &quot;$&quot; &amp; TEXT([.M22]; &quot;0.00&quot;) &amp; &quot;$&quot;;  &quot;&quot;)">
            <text:p/>
          </table:table-cell>
          <table:table-cell table:style-name="ce126" table:formula="of:=IF([.O22]&lt;&gt;&quot;&quot;; &quot;$&quot; &amp; TEXT([.O22]; &quot;0.00&quot;) &amp; &quot;$&quot;;  &quot;&quot;)">
            <text:p/>
          </table:table-cell>
          <table:table-cell table:style-name="ce137" table:formula="of:=IF([.Q22]&lt;&gt;&quot;&quot;; &quot;$&quot; &amp; TEXT([.Q22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3]&lt;&gt;&quot;&quot;; [.A23]; &quot;&quot;)">
            <text:p/>
          </table:table-cell>
          <table:table-cell table:style-name="ce137" table:formula="of:=IF([.B23]&lt;&gt;&quot;&quot;; &quot;$&quot; &amp; TEXT([.B23]; &quot;0.00&quot;) &amp; &quot;$&quot;;  &quot;&quot;)">
            <text:p/>
          </table:table-cell>
          <table:table-cell table:style-name="ce126" table:formula="of:=IF([.D23]&lt;&gt;&quot;&quot;; &quot;$&quot; &amp; TEXT([.D23]; &quot;0.00&quot;) &amp; &quot;$&quot;;  &quot;&quot;)">
            <text:p/>
          </table:table-cell>
          <table:table-cell table:style-name="ce137" table:formula="of:=IF([.F23]&lt;&gt;&quot;&quot;; &quot;$&quot; &amp; TEXT([.F23]; &quot;0.00&quot;) &amp; &quot;$&quot;;  &quot;&quot;)">
            <text:p/>
          </table:table-cell>
          <table:table-cell table:style-name="ce126" table:formula="of:=IF([.H23]&lt;&gt;&quot;&quot;; &quot;$&quot; &amp; TEXT([.H23]; &quot;0.00&quot;) &amp; &quot;$&quot;;  &quot;&quot;)">
            <text:p/>
          </table:table-cell>
          <table:table-cell table:style-name="ce147"/>
          <table:table-cell table:style-name="ce126" table:formula="of:=IF([.K23]&lt;&gt;&quot;&quot;; &quot;$&quot; &amp; TEXT([.K23]; &quot;0.00&quot;) &amp; &quot;$&quot;;  &quot;&quot;)">
            <text:p/>
          </table:table-cell>
          <table:table-cell table:style-name="ce137" table:formula="of:=IF([.M23]&lt;&gt;&quot;&quot;; &quot;$&quot; &amp; TEXT([.M23]; &quot;0.00&quot;) &amp; &quot;$&quot;;  &quot;&quot;)">
            <text:p/>
          </table:table-cell>
          <table:table-cell table:style-name="ce126" table:formula="of:=IF([.O23]&lt;&gt;&quot;&quot;; &quot;$&quot; &amp; TEXT([.O23]; &quot;0.00&quot;) &amp; &quot;$&quot;;  &quot;&quot;)">
            <text:p/>
          </table:table-cell>
          <table:table-cell table:style-name="ce137" table:formula="of:=IF([.Q23]&lt;&gt;&quot;&quot;; &quot;$&quot; &amp; TEXT([.Q23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24]&lt;&gt;&quot;&quot;; [.A24]; &quot;&quot;)">
            <text:p/>
          </table:table-cell>
          <table:table-cell table:style-name="ce137" table:formula="of:=IF([.B24]&lt;&gt;&quot;&quot;; &quot;$&quot; &amp; TEXT([.B24]; &quot;0.00&quot;) &amp; &quot;$&quot;;  &quot;&quot;)">
            <text:p/>
          </table:table-cell>
          <table:table-cell table:style-name="ce126" table:formula="of:=IF([.D24]&lt;&gt;&quot;&quot;; &quot;$&quot; &amp; TEXT([.D24]; &quot;0.00&quot;) &amp; &quot;$&quot;;  &quot;&quot;)">
            <text:p/>
          </table:table-cell>
          <table:table-cell table:style-name="ce137" table:formula="of:=IF([.F24]&lt;&gt;&quot;&quot;; &quot;$&quot; &amp; TEXT([.F24]; &quot;0.00&quot;) &amp; &quot;$&quot;;  &quot;&quot;)">
            <text:p/>
          </table:table-cell>
          <table:table-cell table:style-name="ce126" table:formula="of:=IF([.H24]&lt;&gt;&quot;&quot;; &quot;$&quot; &amp; TEXT([.H24]; &quot;0.00&quot;) &amp; &quot;$&quot;;  &quot;&quot;)">
            <text:p/>
          </table:table-cell>
          <table:table-cell table:style-name="ce148"/>
          <table:table-cell table:style-name="ce126" table:formula="of:=IF([.K24]&lt;&gt;&quot;&quot;; &quot;$&quot; &amp; TEXT([.K24]; &quot;0.00&quot;) &amp; &quot;$&quot;;  &quot;&quot;)">
            <text:p/>
          </table:table-cell>
          <table:table-cell table:style-name="ce137" table:formula="of:=IF([.M24]&lt;&gt;&quot;&quot;; &quot;$&quot; &amp; TEXT([.M24]; &quot;0.00&quot;) &amp; &quot;$&quot;;  &quot;&quot;)">
            <text:p/>
          </table:table-cell>
          <table:table-cell table:style-name="ce126" table:formula="of:=IF([.O24]&lt;&gt;&quot;&quot;; &quot;$&quot; &amp; TEXT([.O24]; &quot;0.00&quot;) &amp; &quot;$&quot;;  &quot;&quot;)">
            <text:p/>
          </table:table-cell>
          <table:table-cell table:style-name="ce137" table:formula="of:=IF([.Q24]&lt;&gt;&quot;&quot;; &quot;$&quot; &amp; TEXT([.Q24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15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49"/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1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1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43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43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49"/>
          <table:table-cell table:style-name="ce143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43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3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43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43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43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49"/>
          <table:table-cell table:style-name="ce143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43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43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43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43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43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49"/>
          <table:table-cell table:style-name="ce143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43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43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43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9]&lt;&gt;&quot;&quot;; [.A29]; &quot;&quot;)">
            <text:p/>
          </table:table-cell>
          <table:table-cell table:style-name="ce12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43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43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49"/>
          <table:table-cell table:style-name="ce143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43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43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43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30]&lt;&gt;&quot;&quot;; [.A30]; &quot;&quot;)">
            <text:p/>
          </table:table-cell>
          <table:table-cell table:style-name="ce34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43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43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12"/>
          <table:table-cell table:style-name="ce143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43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43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43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9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4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4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9"/>
          <table:table-cell table:style-name="ce14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4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4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4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4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4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9"/>
          <table:table-cell table:style-name="ce14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4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4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4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4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4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9"/>
          <table:table-cell table:style-name="ce14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4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4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4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4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4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49"/>
          <table:table-cell table:style-name="ce14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4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4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4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36]&lt;&gt;&quot;&quot;; [.A36]; &quot;&quot;)">
            <text:p/>
          </table:table-cell>
          <table:table-cell table:style-name="ce34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43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43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12"/>
          <table:table-cell table:style-name="ce143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43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43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43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9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4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4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9"/>
          <table:table-cell table:style-name="ce14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4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4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4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4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4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9"/>
          <table:table-cell table:style-name="ce14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4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4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4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4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4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9"/>
          <table:table-cell table:style-name="ce14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4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4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4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4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4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49"/>
          <table:table-cell table:style-name="ce14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4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4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4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42]&lt;&gt;&quot;&quot;; [.A42]; &quot;&quot;)">
            <text:p/>
          </table:table-cell>
          <table:table-cell table:style-name="ce34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43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43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12"/>
          <table:table-cell table:style-name="ce143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43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43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43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9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4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4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9"/>
          <table:table-cell table:style-name="ce14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4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4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4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4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4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9"/>
          <table:table-cell table:style-name="ce14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4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4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4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4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4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9"/>
          <table:table-cell table:style-name="ce14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4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4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4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4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4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49"/>
          <table:table-cell table:style-name="ce14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4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4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4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48]&lt;&gt;&quot;&quot;; [.A48]; &quot;&quot;)">
            <text:p/>
          </table:table-cell>
          <table:table-cell table:style-name="ce34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43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43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12"/>
          <table:table-cell table:style-name="ce143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43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43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43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9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4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4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9"/>
          <table:table-cell table:style-name="ce14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4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4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4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4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4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9"/>
          <table:table-cell table:style-name="ce14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4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4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4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4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4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9"/>
          <table:table-cell table:style-name="ce14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4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4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4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4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4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49"/>
          <table:table-cell table:style-name="ce14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4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4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4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54]&lt;&gt;&quot;&quot;; [.A54]; &quot;&quot;)">
            <text:p/>
          </table:table-cell>
          <table:table-cell table:style-name="ce34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43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43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12"/>
          <table:table-cell table:style-name="ce143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43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43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43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9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4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4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9"/>
          <table:table-cell table:style-name="ce14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4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4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4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4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4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9"/>
          <table:table-cell table:style-name="ce14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4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4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4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4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4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9"/>
          <table:table-cell table:style-name="ce14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4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4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4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4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4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49"/>
          <table:table-cell table:style-name="ce14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4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4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4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60]&lt;&gt;&quot;&quot;; [.A60]; &quot;&quot;)">
            <text:p/>
          </table:table-cell>
          <table:table-cell table:style-name="ce34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43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43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12"/>
          <table:table-cell table:style-name="ce143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43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43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43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9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4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4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9"/>
          <table:table-cell table:style-name="ce14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4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4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4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4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4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9"/>
          <table:table-cell table:style-name="ce14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4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4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4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4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4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9"/>
          <table:table-cell table:style-name="ce14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4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4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4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4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4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9"/>
          <table:table-cell table:style-name="ce14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4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4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4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6]&lt;&gt;&quot;&quot;; [.A66]; &quot;&quot;)">
            <text:p/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43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43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49"/>
          <table:table-cell table:style-name="ce143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43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43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43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1:24:50.27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1:27:05.745000000</dc:date>
    <meta:editing-cycles>95</meta:editing-cycles>
    <meta:editing-duration>PT6H48M56S</meta:editing-duration>
    <meta:document-statistic meta:table-count="1" meta:cell-count="751" meta:object-count="0"/>
  </office:meta>
</office:document-meta>
</file>